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701in" table:align="left" style:may-break-between-rows="true" table:border-model="collapsing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3.375in"/>
    </style:style>
    <style:style style:name="Table1.C" style:family="table-column">
      <style:table-column-properties style:column-width="3.1875in"/>
    </style:style>
    <style:style style:name="Table1.D" style:family="table-column">
      <style:table-column-properties style:column-width="1.145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b3a" officeooo:paragraph-rsid="000a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b3a" officeooo:paragraph-rsid="000a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eda" officeooo:paragraph-rsid="000c3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461" officeooo:paragraph-rsid="0011e4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461" officeooo:paragraph-rsid="0011e4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461" officeooo:paragraph-rsid="000c3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e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№ шаг</text:p>
          </table:table-cell>
          <table:table-cell table:style-name="Table1.A1" office:value-type="string">
            <text:p text:style-name="P1">Сравниваемые термы; результат; подстановка</text:p>
          </table:table-cell>
          <table:table-cell table:style-name="Table1.A1" office:value-type="string">
            <text:p text:style-name="P1">Дальнейшие действия</text:p>
          </table:table-cell>
          <table:table-cell table:style-name="Table1.D1" office:value-type="string">
            <text:p text:style-name="P3">Резольвента</text:p>
          </table:table-cell>
        </table:table-row>
        <table:table-row table:style-name="TableLine9481332320491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T1=<text:span text:style-name="T1">max(X, 10, 24)</text:span></text:p>
            <text:p text:style-name="P2">T2=<text:span text:style-name="T1">max</text:span>(<text:span text:style-name="T1">A</text:span>, <text:span text:style-name="T1">A</text:span>, <text:span text:style-name="T1">B</text:span>)</text:p>
            <text:p text:style-name="P2">унифицированы</text:p>
            <text:p text:style-name="P2">theta={<text:span text:style-name="T1">X</text:span>=<text:span text:style-name="T1">A, A=10, B=24</text:span>}</text:p>
          </table:table-cell>
          <table:table-cell table:style-name="Table1.A2" office:value-type="string">
            <text:p text:style-name="P2">Прямой ход, замена терма вопроса в резольвенте на тело правила.</text:p>
          </table:table-cell>
          <table:table-cell table:style-name="Table1.D2" office:value-type="string">
            <text:p text:style-name="P6">10 &gt;= 24</text:p>
          </table:table-cell>
        </table:table-row>
        <table:table-row table:style-name="TableLine94813323207184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Системный предикат &gt;=</text:p>
            <text:p text:style-name="P4">10 &gt;= 24</text:p>
            <text:p text:style-name="P4">результат: no</text:p>
          </table:table-cell>
          <table:table-cell table:style-name="Table1.A2" office:value-type="string">
            <text:p text:style-name="P2"><text:span text:style-name="T1">Тупиковая ситуация</text:span>. <text:span text:style-name="T1">Откат к предыдущему состоянию резольвенты.</text:span></text:p>
          </table:table-cell>
          <table:table-cell table:style-name="Table1.D2" office:value-type="string">
            <text:p text:style-name="P5">max(X, 10, 24)</text:p>
          </table:table-cell>
        </table:table-row>
        <table:table-row table:style-name="Table1.1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T1=<text:span text:style-name="T1">max(X, 10, 24)</text:span></text:p>
            <text:p text:style-name="P2">T2=<text:span text:style-name="T1">max(B, _, B)</text:span></text:p>
            <text:p text:style-name="P2">унифицированы</text:p>
            <text:p text:style-name="P2">theta={<text:span text:style-name="T1">X</text:span>=<text:span text:style-name="T1">B</text:span>, <text:span text:style-name="T1">B</text:span>=<text:span text:style-name="T1">24</text:span>}</text:p>
          </table:table-cell>
          <table:table-cell table:style-name="Table1.A2" office:value-type="string">
            <text:p text:style-name="P5">Подобран факт. Резольвента пуста, вывод результата.</text:p>
          </table:table-cell>
          <table:table-cell table:style-name="Table1.D2" office:value-type="string">
            <text:p text:style-name="P5">пуста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2.6701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0:55:19.528646344</meta:creation-date>
    <dc:date>2022-04-27T12:37:51.942500132</dc:date>
    <meta:editing-duration>PT31M18S</meta:editing-duration>
    <meta:editing-cycles>6</meta:editing-cycles>
    <meta:generator>LibreOffice/7.2.6.2$Linux_X86_64 LibreOffice_project/20$Build-2</meta:generator>
    <meta:document-statistic meta:table-count="1" meta:image-count="0" meta:object-count="0" meta:page-count="2" meta:paragraph-count="24" meta:word-count="69" meta:character-count="455" meta:non-whitespace-character-count="410"/>
  </office:meta>
</office:document-meta>
</file>